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25-01-15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24-01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23-01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22-01-04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21-01-13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20-01-14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19-01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18-01-29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17-10-17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32" calcext:value-type="float">
            <text:p>39.5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960</text:p>
          </table:table-cell>
          <table:table-cell office:value-type="string" calcext:value-type="string">
            <text:p>2017-08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